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811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ogical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Request Body</text:p>
          </table:table-cell>
          <table:table-cell table:style-name="ce4" office:value-type="string" calcext:value-type="string">
            <text:p>Request Content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Reply Body</text:p>
          </table:table-cell>
          <table:table-cell table:style-name="ce4" office:value-type="string" calcext:value-type="string">
            <text:p>Reply Conten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Drives</text:p>
          </table:table-cell>
          <table:covered-table-cell/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drives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LIST DETAI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drives/detail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LIST OBJE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drives/<text:span text:style-name="T1">{UUID}</text:span>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CREATE OBJECT(S)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drives/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(S)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RESIZE 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drives/<text:span text:style-name="T1">{UUID}</text:span>/action/?do=resiz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02 ACCEP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CLONE 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drives/<text:span text:style-name="T1">{UUID}</text:span>/action/?do=clon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02 ACCEP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 (JOB)</text:p>
          </table:table-cell>
        </table:table-row>
        <table:table-row table:style-name="ro1">
          <table:table-cell office:value-type="string" calcext:value-type="string">
            <text:p>EDIT OBJE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2.0/drives/<text:span text:style-name="T1">{UUID}</text:span>/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DELETE OBJE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2.0/drives/<text:span text:style-name="T1">{UUID}</text:span>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4 NO CONTENT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LETE OBJEC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2.0/drives/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204 NO CONTENT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8" table:number-rows-spanned="1">
            <text:p>Servers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servers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LIST DETAI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servers/detail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LIST OBJE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servers/<text:span text:style-name="T1">{UUID}</text:span>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CREATE OBJECT(S)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servers/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(S)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START 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servers/<text:span text:style-name="T1">{UUID}</text:span>/action/?do=start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2 ACCEP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STOP 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servers/<text:span text:style-name="T1">{UUID}</text:span>/action/?do=sto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2 ACCEP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CLONE 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2.0/servers/<text:span text:style-name="T1">{UUID}</text:span>/action/?do=clon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02 ACCEPTE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 (JOB)</text:p>
          </table:table-cell>
        </table:table-row>
        <table:table-row table:style-name="ro1">
          <table:table-cell office:value-type="string" calcext:value-type="string">
            <text:p>EDIT OBJE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2.0/servers/<text:span text:style-name="T1">{UUID}</text:span>/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DELETE OBJE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2.0/servers/<text:span text:style-name="T1">{UUID}</text:span>/  [?recurse=xxx]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4 NO CONTENT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8" table:number-rows-spanned="1">
            <text:p>Jobs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jobs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LIST OBJE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2.0/jobs/<text:span text:style-name="T1">{UUID}</text:span>/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9:33:48.348670738</meta:creation-date>
    <dc:date>2014-04-25T10:33:37.827439031</dc:date>
    <meta:editing-duration>PT53M13S</meta:editing-duration>
    <meta:editing-cycles>20</meta:editing-cycles>
    <meta:generator>LibreOffice/4.2.3.3$Linux_X86_64 LibreOffice_project/420m0$Build-3</meta:generator>
    <meta:document-statistic meta:table-count="1" meta:cell-count="171" meta:object-count="0"/>
  </office:meta>
</office:document-meta>
</file>